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26pt" svg:x="537.28pt" svg:y="11.28pt">
            <loext:p draw:notify-on-update-of-ranges="Sheet1.A2:Sheet1.A18 Sheet1.B2:Sheet1.B18 Sheet1.B20:Sheet1.B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23pt" svg:x="525.43pt" svg:y="310.96pt">
            <loext:p draw:notify-on-update-of-ranges="Sheet1.E2:Sheet1.E32 Sheet1.F2:Sheet1.F32 Sheet1.F34:Sheet1.F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rame #</text:p>
          </table:table-cell>
          <table:table-cell office:value-type="string" calcext:value-type="string">
            <text:p>X Position</text:p>
          </table:table-cell>
          <table:table-cell office:value-type="string" calcext:value-type="string">
            <text:p>Bop State</text:p>
          </table:table-cell>
          <table:table-cell/>
          <table:table-cell office:value-type="string" calcext:value-type="string">
            <text:p>Frame #</text:p>
          </table:table-cell>
          <table:table-cell office:value-type="string" calcext:value-type="string">
            <text:p>X Position</text:p>
          </table:table-cell>
          <table:table-cell office:value-type="string" calcext:value-type="string">
            <text:p>Bop Stat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Y?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323" calcext:value-type="float">
            <text:p>323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324" calcext:value-type="float">
            <text:p>32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Y?</text:p>
          </table:table-cell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326" calcext:value-type="float">
            <text:p>326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331" calcext:value-type="float">
            <text:p>331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333" calcext:value-type="float">
            <text:p>333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336" calcext:value-type="float">
            <text:p>33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337" calcext:value-type="float">
            <text:p>337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FAKE DATA</text:p>
          </table:table-cell>
          <table:table-cell office:value-type="string" calcext:value-type="string">
            <text:p>FOR COMPARISON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342" calcext:value-type="float">
            <text:p>342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table:number-columns-repeated="2"/>
          <table:table-cell office:value-type="float" office:value="343" calcext:value-type="float">
            <text:p>343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346" calcext:value-type="float">
            <text:p>346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48" calcext:value-type="float">
            <text:p>348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352" calcext:value-type="float">
            <text:p>35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FAKE DATA</text:p>
          </table:table-cell>
          <table:table-cell office:value-type="string" calcext:value-type="string">
            <text:p>FOR COMPARISON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323" calcext:value-type="float">
            <text:p>323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324" calcext:value-type="float">
            <text:p>324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6" calcext:value-type="float">
            <text:p>326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7" calcext:value-type="float">
            <text:p>327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1" calcext:value-type="float">
            <text:p>331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2" calcext:value-type="float">
            <text:p>332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5" calcext:value-type="float">
            <text:p>335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6" calcext:value-type="float">
            <text:p>336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1" calcext:value-type="float">
            <text:p>341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3" calcext:value-type="float">
            <text:p>343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4" calcext:value-type="float">
            <text:p>344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6" calcext:value-type="float">
            <text:p>346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7" calcext:value-type="float">
            <text:p>347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8" calcext:value-type="float">
            <text:p>348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9" calcext:value-type="float">
            <text:p>349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351" calcext:value-type="float">
            <text:p>351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52" calcext:value-type="float">
            <text:p>352</text:p>
          </table:table-cell>
          <table:table-cell office:value-type="float" office:value="138" calcext:value-type="float">
            <text:p>13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30T22:57:37.631000000</meta:creation-date>
    <dc:date>2020-12-30T23:14:52.899000000</dc:date>
    <meta:editing-duration>PT6M55S</meta:editing-duration>
    <meta:editing-cycles>3</meta:editing-cycles>
    <meta:generator>LibreOffice/5.2.0.4$Windows_x86 LibreOffice_project/066b007f5ebcc236395c7d282ba488bca6720265</meta:generator>
    <meta:document-statistic meta:table-count="1" meta:cell-count="2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chart:legend-position="end" svg:x="13.148cm" svg:y="3.955cm" style:legend-expansion="high" chart:style-name="ch2"/>
        <chart:plot-area chart:style-name="ch3" table:cell-range-address="Sheet1.A2:Sheet1.B18 Sheet1.B20:Sheet1.B36" chart:data-source-has-labels="column" svg:x="0.32cm" svg:y="0.18cm" svg:width="12.508cm" svg:height="8.646cm">
          <chartooo:coordinate-region svg:x="1.127cm" svg:y="0.379cm" svg:width="11.421cm" svg:height="7.8cm"/>
          <chart:axis chart:dimension="x" chart:name="primary-x" chart:style-name="ch4" chartooo:axis-type="auto">
            <chartooo:date-scale/>
            <chart:categories table:cell-range-address="Sheet1.A2:Sheet1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8" chart:class="chart:line">
            <chart:data-point chart:repeated="17"/>
          </chart:series>
          <chart:series chart:style-name="ch7" chart:values-cell-range-address="Sheet1.B20:Sheet1.B36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55">
                <text:p>155</text:p>
                <draw:g>
                  <svg:desc>Sheet1.A2:Sheet1.A18</svg:desc>
                </draw:g>
              </table:table-cell>
              <table:table-cell office:value-type="float" office:value="166">
                <text:p>166</text:p>
                <draw:g>
                  <svg:desc>Sheet1.B2:Sheet1.B18</svg:desc>
                </draw:g>
              </table:table-cell>
              <table:table-cell office:value-type="float" office:value="166">
                <text:p>166</text:p>
                <draw:g>
                  <svg:desc>Sheet1.B20:Sheet1.B36</svg:desc>
                </draw:g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55">
                <text:p>15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49">
                <text:p>1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48">
                <text:p>14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46">
                <text:p>14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45">
                <text:p>14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44">
                <text:p>14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43">
                <text:p>14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42">
                <text:p>14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legend chart:legend-position="end" svg:x="13.174cm" svg:y="3.954cm" style:legend-expansion="high" chart:style-name="ch2"/>
        <chart:plot-area chart:style-name="ch3" table:cell-range-address="Sheet1.E2:Sheet1.F32 Sheet1.F34:Sheet1.F64" chart:data-source-has-labels="column" svg:x="0.32cm" svg:y="0.18cm" svg:width="12.534cm" svg:height="8.645cm">
          <chartooo:coordinate-region svg:x="1.127cm" svg:y="0.301cm" svg:width="11.586cm" svg:height="7.521cm"/>
          <chart:axis chart:dimension="x" chart:name="primary-x" chart:style-name="ch4" chartooo:axis-type="auto">
            <chartooo:date-scale/>
            <chart:categories table:cell-range-address="Sheet1.E2:Sheet1.E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32" chart:class="chart:line">
            <chart:data-point chart:repeated="31"/>
          </chart:series>
          <chart:series chart:style-name="ch7" chart:values-cell-range-address="Sheet1.F34:Sheet1.F64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322">
                <text:p>322</text:p>
                <draw:g>
                  <svg:desc>Sheet1.E2:Sheet1.E32</svg:desc>
                </draw:g>
              </table:table-cell>
              <table:table-cell office:value-type="float" office:value="258">
                <text:p>258</text:p>
                <draw:g>
                  <svg:desc>Sheet1.F2:Sheet1.F32</svg:desc>
                </draw:g>
              </table:table-cell>
              <table:table-cell office:value-type="float" office:value="258">
                <text:p>258</text:p>
                <draw:g>
                  <svg:desc>Sheet1.F34:Sheet1.F64</svg:desc>
                </draw:g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234">
                <text:p>23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227">
                <text:p>22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221">
                <text:p>22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214">
                <text:p>21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208">
                <text:p>20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02">
                <text:p>20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196">
                <text:p>19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191">
                <text:p>19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185">
                <text:p>18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181">
                <text:p>18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76">
                <text:p>17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172">
                <text:p>17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167">
                <text:p>16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164">
                <text:p>16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60">
                <text:p>16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57">
                <text:p>15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54">
                <text:p>15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51">
                <text:p>15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42">
                <text:p>14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141">
                <text:p>14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140">
                <text:p>1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39">
                <text:p>13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38">
                <text:p>13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